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02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1.8283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27in"/>
    </style:style>
    <style:style style:name="co6" style:family="table-column">
      <style:table-column-properties fo:break-before="auto" style:column-width="1.8209in"/>
    </style:style>
    <style:style style:name="co7" style:family="table-column">
      <style:table-column-properties fo:break-before="auto" style:column-width="0.8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Cleaned_5f_predictions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"/>
    </style:style>
    <style:style style:name="ce6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0" style:family="table-cell" style:parent-style-name="Default" style:data-style-name="N2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1" style:family="table-cell" style:parent-style-name="Default" style:data-style-name="N2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2" style:family="table-cell" style:parent-style-name="Default">
      <style:table-cell-properties fo:border-bottom="none" fo:background-color="#f7d1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32" style:family="table-cell" style:parent-style-name="Default">
      <style:table-cell-properties fo:border-bottom="none" fo:background-color="#ffdbb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4" style:family="table-cell" style:parent-style-name="Default">
      <style:table-cell-properties fo:border-bottom="none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5" style:family="table-cell" style:parent-style-name="Default">
      <style:table-cell-properties fo:border-bottom="0.74pt solid #000000" fo:background-color="#fff5c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6" style:family="table-cell" style:parent-style-name="Default">
      <style:table-cell-properties fo:background-color="#fff5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7" style:family="table-cell" style:parent-style-name="Default">
      <style:table-cell-properties fo:background-color="#dde8cb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8" style:family="table-cell" style:parent-style-name="Default">
      <style:table-cell-properties fo:border-bottom="0.74pt solid #000000" fo:background-color="#dde8c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font-name="Liberation Sans"/>
    </style:style>
    <style:style style:name="ce19" style:family="table-cell" style:parent-style-name="Default">
      <style:table-cell-properties fo:background-color="#ffffff"/>
    </style:style>
    <style:style style:name="gr1" style:family="graphic">
      <style:graphic-properties draw:stroke="none" svg:stroke-color="#000000" draw:fill="none" draw:fill-color="#ffffff" fo:min-height="0.2016in"/>
      <style:text-properties fo:font-size="10pt" fo:font-weight="normal" style:font-size-asian="10pt" style:font-weight-asian="normal" style:font-size-complex="10pt" style:font-weight-complex="normal"/>
    </style:style>
    <style:style style:name="P1" style:family="paragraph">
      <loext:graphic-properties draw:fill="none" draw:fill-color="#ffffff"/>
      <style:paragraph-properties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 S7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2" table:default-cell-style-name="ce6"/>
        <table:table-column table:style-name="co6" table:default-cell-style-name="ce6"/>
        <table:table-column table:style-name="co4" table:default-cell-style-name="ce6"/>
        <table:table-column table:style-name="co7" table:number-columns-repeated="16376" table:default-cell-style-name="Default"/>
        <table:table-row table:style-name="ro1">
          <table:table-cell table:style-name="ce1">
            <draw:frame draw:z-index="0" draw:name="Marco de texto 1" draw:style-name="gr1" draw:text-style-name="P1" svg:width="8.6709in" svg:height="0.2016in" svg:x="0.1185in" svg:y="0.0843in">
              <draw:text-box>
                <text:p><text:span text:style-name="T1">Data S7.</text:span><text:span text:style-name="T2"> Pathogenicity prediction for the 290 variants of uncertain significance or conflicting interpretation annotated in ClinVar.</text:span></text:p>
              </draw:text-box>
            </draw:frame>
          </table:table-cell>
          <table:table-cell table:style-name="ce1" table:number-columns-repeated="7"/>
          <table:table-cell table:style-name="ce19"/>
          <table:table-cell table:number-columns-repeated="16375"/>
        </table:table-row>
        <table:table-row table:style-name="ro1">
          <table:table-cell table:style-name="ce1" table:number-columns-repeated="8"/>
          <table:table-cell table:style-name="ce19"/>
          <table:table-cell table:number-columns-repeated="16375"/>
        </table:table-row>
        <table:table-row table:style-name="ro1"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Predicted label</text:p>
          </table:table-cell>
          <table:table-cell table:style-name="ce2" office:value-type="string" calcext:value-type="string">
            <text:p>Prediction probability (%)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Variant</text:p>
          </table:table-cell>
          <table:table-cell table:style-name="ce2" office:value-type="string" calcext:value-type="string">
            <text:p>Predicted label</text:p>
          </table:table-cell>
          <table:table-cell table:style-name="ce2" office:value-type="string" calcext:value-type="string">
            <text:p>Prediction probability (%)</text:p>
          </table:table-cell>
          <table:table-cell table:style-name="ce2" office:value-type="string" calcext:value-type="string">
            <text:p>Confidenc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L</text:p>
          </table:table-cell>
          <table:table-cell table:style-name="ce7" office:value-type="string" calcext:value-type="string">
            <text:p>Benign</text:p>
          </table:table-cell>
          <table:table-cell table:style-name="ce10" office:value-type="float" office:value="95.7679555622389" calcext:value-type="float">
            <text:p>95.77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605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7.1179343877963" calcext:value-type="float">
            <text:p>77.1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9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5.5019079312684" calcext:value-type="float">
            <text:p>95.50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497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7.0004804451082" calcext:value-type="float">
            <text:p>77.0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5.2904339627988" calcext:value-type="float">
            <text:p>95.29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S751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6.748050334176" calcext:value-type="float">
            <text:p>76.7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9214040519369" calcext:value-type="float">
            <text:p>94.9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L252F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6.706154163856" calcext:value-type="float">
            <text:p>76.7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4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8258683315361" calcext:value-type="float">
            <text:p>94.83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234I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6.4737970065966" calcext:value-type="float">
            <text:p>76.4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21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8100199435933" calcext:value-type="float">
            <text:p>94.81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359M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6.1867287112987" calcext:value-type="float">
            <text:p>76.1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0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6995408201351" calcext:value-type="float">
            <text:p>94.70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160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6.1244625777829" calcext:value-type="float">
            <text:p>76.1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380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1912776542198" calcext:value-type="float">
            <text:p>94.19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A235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6.0010482604827" calcext:value-type="float">
            <text:p>76.0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375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0418181843595" calcext:value-type="float">
            <text:p>94.04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114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9281812706048" calcext:value-type="float">
            <text:p>75.9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22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4.0075561785445" calcext:value-type="float">
            <text:p>94.01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K162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7162956937058" calcext:value-type="float">
            <text:p>75.7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05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9199924917078" calcext:value-type="float">
            <text:p>93.9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E625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5.6805636741038" calcext:value-type="float">
            <text:p>75.6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22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7803412878906" calcext:value-type="float">
            <text:p>93.78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I238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526761257478" calcext:value-type="float">
            <text:p>75.5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707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4129318217993" calcext:value-type="float">
            <text:p>93.41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K327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5247048197826" calcext:value-type="float">
            <text:p>75.5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7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3310960468739" calcext:value-type="float">
            <text:p>93.33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C743Y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3472130867722" calcext:value-type="float">
            <text:p>75.3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696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1640667889091" calcext:value-type="float">
            <text:p>93.16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604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5.2495015233962" calcext:value-type="float">
            <text:p>75.2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07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0952963845909" calcext:value-type="float">
            <text:p>93.10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A267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1471171162546" calcext:value-type="float">
            <text:p>75.1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690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3.0522232405462" calcext:value-type="float">
            <text:p>93.05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A148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0631227175749" calcext:value-type="float">
            <text:p>75.0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M518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2.6364262854584" calcext:value-type="float">
            <text:p>92.64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C169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5.0534903722615" calcext:value-type="float">
            <text:p>75.0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7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2.6237025003313" calcext:value-type="float">
            <text:p>92.6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H328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4.5532723356706" calcext:value-type="float">
            <text:p>74.5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722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2.4444329508906" calcext:value-type="float">
            <text:p>92.44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G239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4.4825650232445" calcext:value-type="float">
            <text:p>74.4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81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2.3669997908286" calcext:value-type="float">
            <text:p>92.37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595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4.2157660753215" calcext:value-type="float">
            <text:p>74.2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62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2.0221139083681" calcext:value-type="float">
            <text:p>92.0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V536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4.1893013910969" calcext:value-type="float">
            <text:p>74.1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7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8449935322051" calcext:value-type="float">
            <text:p>91.84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771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4.1717314174636" calcext:value-type="float">
            <text:p>74.1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679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764522672724" calcext:value-type="float">
            <text:p>91.76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P848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4.0377127109646" calcext:value-type="float">
            <text:p>74.0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26A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6929370071375" calcext:value-type="float">
            <text:p>91.69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G624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4.0204692529973" calcext:value-type="float">
            <text:p>74.0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696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3891974676726" calcext:value-type="float">
            <text:p>91.39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353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9734645888421" calcext:value-type="float">
            <text:p>73.9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64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1779621062936" calcext:value-type="float">
            <text:p>91.18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277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9437407939099" calcext:value-type="float">
            <text:p>73.9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530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1456859196919" calcext:value-type="float">
            <text:p>91.15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155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7312895731528" calcext:value-type="float">
            <text:p>73.7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22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1.0081721424716" calcext:value-type="float">
            <text:p>91.01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R155H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5725832696214" calcext:value-type="float">
            <text:p>73.5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379F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9993239779042" calcext:value-type="float">
            <text:p>91.00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T359A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5106513396196" calcext:value-type="float">
            <text:p>73.5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842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871286864812" calcext:value-type="float">
            <text:p>90.87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I134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4742289598175" calcext:value-type="float">
            <text:p>73.4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28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8175187250141" calcext:value-type="float">
            <text:p>90.8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N258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3.456380438124" calcext:value-type="float">
            <text:p>73.4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684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6844230570353" calcext:value-type="float">
            <text:p>90.68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D355E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3546031090503" calcext:value-type="float">
            <text:p>73.3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4191201455143" calcext:value-type="float">
            <text:p>90.42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M602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3.3540337018255" calcext:value-type="float">
            <text:p>73.3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10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3973259030266" calcext:value-type="float">
            <text:p>90.40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S358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300393583306" calcext:value-type="float">
            <text:p>73.3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374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90.0421011648577" calcext:value-type="float">
            <text:p>90.04</text:p>
          </table:table-cell>
          <table:table-cell table:style-name="ce12" office:value-type="string" calcext:value-type="string">
            <text:p>Very high</text:p>
          </table:table-cell>
          <table:table-cell table:style-name="ce3" office:value-type="string" calcext:value-type="string">
            <text:p>D282H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3.027086652352" calcext:value-type="float">
            <text:p>73.0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2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9.7106807775177" calcext:value-type="float">
            <text:p>89.7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D440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2.8594480727453" calcext:value-type="float">
            <text:p>72.8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2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9.6044780458251" calcext:value-type="float">
            <text:p>89.6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287I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2.4295182537098" calcext:value-type="float">
            <text:p>72.4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612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8513121551431" calcext:value-type="float">
            <text:p>88.8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545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2.1420035063086" calcext:value-type="float">
            <text:p>72.1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2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8447638625245" calcext:value-type="float">
            <text:p>88.8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F80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2.1270116780448" calcext:value-type="float">
            <text:p>72.1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843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8098357236118" calcext:value-type="float">
            <text:p>88.8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178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2.0501144742495" calcext:value-type="float">
            <text:p>72.0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93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5200328057972" calcext:value-type="float">
            <text:p>88.5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543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1.9010250444141" calcext:value-type="float">
            <text:p>71.9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3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4479723352019" calcext:value-type="float">
            <text:p>88.4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348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1.8462277624454" calcext:value-type="float">
            <text:p>71.8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35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3349877452694" calcext:value-type="float">
            <text:p>88.3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S113F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1.8253997327501" calcext:value-type="float">
            <text:p>71.8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62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3348929135411" calcext:value-type="float">
            <text:p>88.3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296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1.1704510263724" calcext:value-type="float">
            <text:p>71.1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13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2712039090596" calcext:value-type="float">
            <text:p>88.2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147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0.7379206453527" calcext:value-type="float">
            <text:p>70.7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2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2308616146493" calcext:value-type="float">
            <text:p>88.2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716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0.4331989877691" calcext:value-type="float">
            <text:p>70.4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96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2126957029629" calcext:value-type="float">
            <text:p>88.2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277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0.2756699025637" calcext:value-type="float">
            <text:p>70.2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50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1636697791472" calcext:value-type="float">
            <text:p>88.1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I177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0.1566711831266" calcext:value-type="float">
            <text:p>70.1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32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1491106868109" calcext:value-type="float">
            <text:p>88.1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158K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9.96132478412" calcext:value-type="float">
            <text:p>69.9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V740A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1346092595347" calcext:value-type="float">
            <text:p>88.1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442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9.7857067610136" calcext:value-type="float">
            <text:p>69.7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A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1253814206015" calcext:value-type="float">
            <text:p>88.1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356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9.6875656588772" calcext:value-type="float">
            <text:p>69.6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K21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8.0633169268219" calcext:value-type="float">
            <text:p>88.0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348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9.6183461312944" calcext:value-type="float">
            <text:p>69.6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58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8434917994576" calcext:value-type="float">
            <text:p>87.8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185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9.1290141754344" calcext:value-type="float">
            <text:p>69.1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414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7648905376452" calcext:value-type="float">
            <text:p>87.7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N190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8.9248316306785" calcext:value-type="float">
            <text:p>68.9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675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6273682266595" calcext:value-type="float">
            <text:p>87.6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580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8.6768630194576" calcext:value-type="float">
            <text:p>68.6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427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568361491584" calcext:value-type="float">
            <text:p>87.5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91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8.3599410658109" calcext:value-type="float">
            <text:p>68.3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708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2552644297324" calcext:value-type="float">
            <text:p>87.2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D259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8.325038376162" calcext:value-type="float">
            <text:p>68.3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855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1728328515959" calcext:value-type="float">
            <text:p>87.1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622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8.3175905894173" calcext:value-type="float">
            <text:p>68.3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77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0441510893046" calcext:value-type="float">
            <text:p>87.0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97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8.2114119460384" calcext:value-type="float">
            <text:p>68.2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91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0386075594983" calcext:value-type="float">
            <text:p>87.0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256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8.0638691732787" calcext:value-type="float">
            <text:p>68.0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57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0291906497298" calcext:value-type="float">
            <text:p>87.0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D259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8.0440925966854" calcext:value-type="float">
            <text:p>68.0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737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0172999682445" calcext:value-type="float">
            <text:p>87.0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713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7.8910529330658" calcext:value-type="float">
            <text:p>67.8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0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7.0102563446533" calcext:value-type="float">
            <text:p>87.0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185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7.7875951937285" calcext:value-type="float">
            <text:p>67.7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514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9533908948934" calcext:value-type="float">
            <text:p>86.9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N350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7.7766236629183" calcext:value-type="float">
            <text:p>67.7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01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5964013950123" calcext:value-type="float">
            <text:p>86.6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605I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7.7066491001173" calcext:value-type="float">
            <text:p>67.7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686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5860887777785" calcext:value-type="float">
            <text:p>86.5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541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7.6493749321475" calcext:value-type="float">
            <text:p>67.65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731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4044013266158" calcext:value-type="float">
            <text:p>86.4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C429Y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7.3610751407541" calcext:value-type="float">
            <text:p>67.3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72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2319829006571" calcext:value-type="float">
            <text:p>86.2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367I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7.1285556518729" calcext:value-type="float">
            <text:p>67.1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470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6.1013559275466" calcext:value-type="float">
            <text:p>86.1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Q586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6.6574617064956" calcext:value-type="float">
            <text:p>66.6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71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9948631693246" calcext:value-type="float">
            <text:p>85.9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256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6.3705790924055" calcext:value-type="float">
            <text:p>66.3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30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9565855835016" calcext:value-type="float">
            <text:p>85.9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647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6.2158282117079" calcext:value-type="float">
            <text:p>66.2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69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8268955104267" calcext:value-type="float">
            <text:p>85.8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542V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6.1176314220237" calcext:value-type="float">
            <text:p>66.1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06G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3545701333614" calcext:value-type="float">
            <text:p>85.3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70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6.0954606154144" calcext:value-type="float">
            <text:p>66.1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25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1872699970912" calcext:value-type="float">
            <text:p>85.1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107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6.0604095813911" calcext:value-type="float">
            <text:p>66.0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401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1706647812336" calcext:value-type="float">
            <text:p>85.1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667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5.7799865053488" calcext:value-type="float">
            <text:p>65.7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8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1653795323539" calcext:value-type="float">
            <text:p>85.1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281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5.5822474861235" calcext:value-type="float">
            <text:p>65.5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61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0807672949401" calcext:value-type="float">
            <text:p>85.08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647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5.4009954369592" calcext:value-type="float">
            <text:p>65.4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417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0749230950944" calcext:value-type="float">
            <text:p>85.0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637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5.2131983739167" calcext:value-type="float">
            <text:p>65.2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69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5.0104680751746" calcext:value-type="float">
            <text:p>85.0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S34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5.0889579454335" calcext:value-type="float">
            <text:p>65.0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1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6914020383068" calcext:value-type="float">
            <text:p>84.6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88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4.9976697313435" calcext:value-type="float">
            <text:p>65.0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72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5811825524399" calcext:value-type="float">
            <text:p>84.58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S530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4.8087004368112" calcext:value-type="float">
            <text:p>64.8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3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4654856415443" calcext:value-type="float">
            <text:p>84.4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F670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4.7672632805331" calcext:value-type="float">
            <text:p>64.7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35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4403587617858" calcext:value-type="float">
            <text:p>84.4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368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4.5604704366662" calcext:value-type="float">
            <text:p>64.5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36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4054442698759" calcext:value-type="float">
            <text:p>84.4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565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4.4773899491219" calcext:value-type="float">
            <text:p>64.4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67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3046369793359" calcext:value-type="float">
            <text:p>84.3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677W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3.9352742658367" calcext:value-type="float">
            <text:p>63.9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699A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2703623419546" calcext:value-type="float">
            <text:p>84.2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82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3.6953138180309" calcext:value-type="float">
            <text:p>63.70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725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200500376182" calcext:value-type="float">
            <text:p>84.2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696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3.5149680568369" calcext:value-type="float">
            <text:p>63.51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35Q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4.1291043705596" calcext:value-type="float">
            <text:p>84.13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557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2.1863397130755" calcext:value-type="float">
            <text:p>62.1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94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8893123974659" calcext:value-type="float">
            <text:p>83.8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K4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1.8901757591603" calcext:value-type="float">
            <text:p>61.89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834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8063002817313" calcext:value-type="float">
            <text:p>83.8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M573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1.8165087885569" calcext:value-type="float">
            <text:p>61.8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53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7526233547859" calcext:value-type="float">
            <text:p>83.7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272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1.4565157661272" calcext:value-type="float">
            <text:p>61.46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394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5534070307088" calcext:value-type="float">
            <text:p>83.5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547Q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1.3713778219072" calcext:value-type="float">
            <text:p>61.3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852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5520089031893" calcext:value-type="float">
            <text:p>83.5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F80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1.335025929955" calcext:value-type="float">
            <text:p>61.3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74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5441026454779" calcext:value-type="float">
            <text:p>83.5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502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1.2849435412733" calcext:value-type="float">
            <text:p>61.2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513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5356825410708" calcext:value-type="float">
            <text:p>83.5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640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1.1321441136244" calcext:value-type="float">
            <text:p>61.1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360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3.4675856602106" calcext:value-type="float">
            <text:p>83.4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185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0.5689228858192" calcext:value-type="float">
            <text:p>60.57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217I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3.1156013607545" calcext:value-type="float">
            <text:p>83.1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L293F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0.5389859453368" calcext:value-type="float">
            <text:p>60.54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459G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3.1013029272419" calcext:value-type="float">
            <text:p>83.1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493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0.4332540363876" calcext:value-type="float">
            <text:p>60.43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355Y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2.8130197562864" calcext:value-type="float">
            <text:p>82.8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301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60.1820707696953" calcext:value-type="float">
            <text:p>60.18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205M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2.6847618746167" calcext:value-type="float">
            <text:p>82.68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543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60.0165253943497" calcext:value-type="float">
            <text:p>60.02</text:p>
          </table:table-cell>
          <table:table-cell table:style-name="ce16" office:value-type="string" calcext:value-type="string">
            <text:p>Moderate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11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6731162954137" calcext:value-type="float">
            <text:p>82.6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652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9.9955438703182" calcext:value-type="float">
            <text:p>60.0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525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5589613077682" calcext:value-type="float">
            <text:p>82.5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M534I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9.9630370617831" calcext:value-type="float">
            <text:p>59.9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16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512130223811" calcext:value-type="float">
            <text:p>82.5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K521R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9.8596852221837" calcext:value-type="float">
            <text:p>59.8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85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4691675403461" calcext:value-type="float">
            <text:p>82.4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294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9.2778289259584" calcext:value-type="float">
            <text:p>59.28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60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4214000674287" calcext:value-type="float">
            <text:p>82.4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473W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9.2648105013741" calcext:value-type="float">
            <text:p>59.2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201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2.3160337841636" calcext:value-type="float">
            <text:p>82.3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F86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9.0122506988611" calcext:value-type="float">
            <text:p>59.01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144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2.3011199245319" calcext:value-type="float">
            <text:p>82.3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E579Q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8.7901809767337" calcext:value-type="float">
            <text:p>58.79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385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2.2128272875829" calcext:value-type="float">
            <text:p>82.2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Q188P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8.7842451222679" calcext:value-type="float">
            <text:p>58.78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217A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2.0871095169313" calcext:value-type="float">
            <text:p>82.09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E579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8.1902904411183" calcext:value-type="float">
            <text:p>58.19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Y363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1.9724124295255" calcext:value-type="float">
            <text:p>81.9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S303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7.5268587472495" calcext:value-type="float">
            <text:p>57.53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270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1.9717978572033" calcext:value-type="float">
            <text:p>81.9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Y82N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7.2502860097698" calcext:value-type="float">
            <text:p>57.25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520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9709764509391" calcext:value-type="float">
            <text:p>81.9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S187F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7.061037165944" calcext:value-type="float">
            <text:p>57.0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146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1.7039722540066" calcext:value-type="float">
            <text:p>81.7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767W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6.9195967473339" calcext:value-type="float">
            <text:p>56.92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I612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6965009316699" calcext:value-type="float">
            <text:p>81.7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514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6.8720444213194" calcext:value-type="float">
            <text:p>56.87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694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5730129820819" calcext:value-type="float">
            <text:p>81.5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626T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6.4144884615823" calcext:value-type="float">
            <text:p>56.41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398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3497291373485" calcext:value-type="float">
            <text:p>81.3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291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6.2071209881113" calcext:value-type="float">
            <text:p>56.21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465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3399082418815" calcext:value-type="float">
            <text:p>81.3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638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5.9254514283976" calcext:value-type="float">
            <text:p>55.93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40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2708994392937" calcext:value-type="float">
            <text:p>81.27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719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5.84733687871" calcext:value-type="float">
            <text:p>55.85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774F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216541091695" calcext:value-type="float">
            <text:p>81.22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636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5.6914490298161" calcext:value-type="float">
            <text:p>55.69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S195F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1.0974291491594" calcext:value-type="float">
            <text:p>81.1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332K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5.6863938438386" calcext:value-type="float">
            <text:p>55.69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D785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1.0485918496675" calcext:value-type="float">
            <text:p>81.0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08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5.633258164154" calcext:value-type="float">
            <text:p>55.63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W288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0.8798301883625" calcext:value-type="float">
            <text:p>80.88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G301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5.4185900755125" calcext:value-type="float">
            <text:p>55.42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L85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0.8549169466694" calcext:value-type="float">
            <text:p>80.8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A404D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5.3781603547954" calcext:value-type="float">
            <text:p>55.38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11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0.8373923828838" calcext:value-type="float">
            <text:p>80.8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T600M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4.6933676855953" calcext:value-type="float">
            <text:p>54.69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25G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0.7555411505997" calcext:value-type="float">
            <text:p>80.76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533R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4.5313578082364" calcext:value-type="float">
            <text:p>54.53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E17D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0.7549584022238" calcext:value-type="float">
            <text:p>80.7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39M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3.8848806031977" calcext:value-type="float">
            <text:p>53.88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726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0.7417242698738" calcext:value-type="float">
            <text:p>80.74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K668E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3.8290993068689" calcext:value-type="float">
            <text:p>53.83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P370T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80.707048387731" calcext:value-type="float">
            <text:p>80.71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R563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3.6458244170188" calcext:value-type="float">
            <text:p>53.65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261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0.6464466069954" calcext:value-type="float">
            <text:p>80.6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669L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3.4230951551718" calcext:value-type="float">
            <text:p>53.42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F304C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0.25138481987" calcext:value-type="float">
            <text:p>80.25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P65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3.3011882998391" calcext:value-type="float">
            <text:p>53.3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H96Y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80.1986283227637" calcext:value-type="float">
            <text:p>80.20</text:p>
          </table:table-cell>
          <table:table-cell table:style-name="ce32" office:value-type="string" calcext:value-type="string">
            <text:p>High</text:p>
          </table:table-cell>
          <table:table-cell table:style-name="ce3" office:value-type="string" calcext:value-type="string">
            <text:p>V132M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2.4036772443534" calcext:value-type="float">
            <text:p>52.4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G313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9.7624426088409" calcext:value-type="float">
            <text:p>79.76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P745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2.2033217897657" calcext:value-type="float">
            <text:p>52.2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429F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9.6525095897061" calcext:value-type="float">
            <text:p>79.65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A193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2.1625538973739" calcext:value-type="float">
            <text:p>52.1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598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9.2875566948463" calcext:value-type="float">
            <text:p>79.29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K400E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1.873042690309" calcext:value-type="float">
            <text:p>51.87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9676127245317" calcext:value-type="float">
            <text:p>78.97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V135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7973047423467" calcext:value-type="float">
            <text:p>51.8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760C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7396762125053" calcext:value-type="float">
            <text:p>78.74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V132L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5393346166303" calcext:value-type="float">
            <text:p>51.54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868P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7217368981176" calcext:value-type="float">
            <text:p>78.72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D531V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1.3457573598249" calcext:value-type="float">
            <text:p>51.35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C828G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6242184641554" calcext:value-type="float">
            <text:p>78.62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G186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2663948125735" calcext:value-type="float">
            <text:p>51.27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604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3638764883795" calcext:value-type="float">
            <text:p>78.36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E254G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51.2583784278432" calcext:value-type="float">
            <text:p>51.26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T768M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1428629880616" calcext:value-type="float">
            <text:p>78.14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E515D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0834785003811" calcext:value-type="float">
            <text:p>51.08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A502S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8.0052973837838" calcext:value-type="float">
            <text:p>78.01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G310S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0541496005072" calcext:value-type="float">
            <text:p>51.05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Q443H</text:p>
          </table:table-cell>
          <table:table-cell table:style-name="ce8" office:value-type="string" calcext:value-type="string">
            <text:p>Benign</text:p>
          </table:table-cell>
          <table:table-cell table:style-name="ce10" office:value-type="float" office:value="77.7805177068235" calcext:value-type="float">
            <text:p>77.78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D650N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1.0420635623236" calcext:value-type="float">
            <text:p>51.04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3" office:value-type="string" calcext:value-type="string">
            <text:p>R553W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77.7569860032294" calcext:value-type="float">
            <text:p>77.76</text:p>
          </table:table-cell>
          <table:table-cell table:style-name="ce14" office:value-type="string" calcext:value-type="string">
            <text:p>Moderate</text:p>
          </table:table-cell>
          <table:table-cell table:style-name="ce3" office:value-type="string" calcext:value-type="string">
            <text:p>G706D</text:p>
          </table:table-cell>
          <table:table-cell table:style-name="ce8" office:value-type="string" calcext:value-type="string">
            <text:p>Pathogenic</text:p>
          </table:table-cell>
          <table:table-cell table:style-name="ce10" office:value-type="float" office:value="50.3966007706335" calcext:value-type="float">
            <text:p>50.40</text:p>
          </table:table-cell>
          <table:table-cell table:style-name="ce17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4" office:value-type="string" calcext:value-type="string">
            <text:p>G271D</text:p>
          </table:table-cell>
          <table:table-cell table:style-name="ce9" office:value-type="string" calcext:value-type="string">
            <text:p>Pathogenic</text:p>
          </table:table-cell>
          <table:table-cell table:style-name="ce11" office:value-type="float" office:value="77.3347845463352" calcext:value-type="float">
            <text:p>77.33</text:p>
          </table:table-cell>
          <table:table-cell table:style-name="ce15" office:value-type="string" calcext:value-type="string">
            <text:p>Moderate</text:p>
          </table:table-cell>
          <table:table-cell table:style-name="ce4" office:value-type="string" calcext:value-type="string">
            <text:p>V103I</text:p>
          </table:table-cell>
          <table:table-cell table:style-name="ce9" office:value-type="string" calcext:value-type="string">
            <text:p>Pathogenic</text:p>
          </table:table-cell>
          <table:table-cell table:style-name="ce11" office:value-type="float" office:value="50.2408759022505" calcext:value-type="float">
            <text:p>50.24</text:p>
          </table:table-cell>
          <table:table-cell table:style-name="ce18" office:value-type="string" calcext:value-type="string">
            <text:p>Low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5" table:number-columns-repeated="8"/>
          <table:table-cell table:style-name="ce19"/>
          <table:table-cell table:number-columns-repeated="16375"/>
        </table:table-row>
        <table:table-row table:style-name="ro1" table:number-rows-repeated="1048426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'Data S7'.B4:'Data S7'.B4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  <calcext:conditional-format calcext:target-range-address="'Data S7'.B4:'Data S7'.B148 'Data S7'.F4:'Data S7'.F148">
            <calcext:icon-set calcext:icon-set-type="3TrafficLights1">
              <calcext:formatting-entry calcext:value="0" calcext:type="percent"/>
              <calcext:formatting-entry calcext:value="33" calcext:type="percent"/>
              <calcext:formatting-entry calcext:value="67" calcext:type="percent"/>
            </calcext:icon-set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currency-style style:name="N14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2">
      <number:hours/>
      <number:text>:</number:text>
      <number:minutes number:style="long"/>
    </number:time-style>
    <number:time-style style:name="N141">
      <number:minutes number:style="long"/>
      <number:text>:</number:text>
      <number:seconds number:style="long"/>
    </number:time-style>
    <number:date-style style:name="N140">
      <number:day/>
      <number:text>-</number:text>
      <number:month number:textual="true"/>
    </number:date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  <number:text> </number:text>
      <number:am-pm/>
    </number:time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25">
      <number:month number:textual="true"/>
      <number:text>-</number:text>
      <number:year/>
    </number:date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currency-style style:name="N12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date-style style:name="N131">
      <number:month/>
      <number:text>/</number:text>
      <number:day/>
      <number:text>/</number:text>
      <number:year number:style="long"/>
    </number:date-style>
    <number:time-style style:name="N132">
      <number:minutes number:style="long"/>
      <number:text>:</number:text>
      <number:seconds number:style="long" number:decimal-places="1"/>
    </number:time-style>
    <number:date-style style:name="N133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Cleaned_5f_predictions" style:display-name="PageStyle_Cleaned_predict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ba Sáez</meta:initial-creator>
    <meta:editing-cycles>3</meta:editing-cycles>
    <meta:creation-date>2022-07-14T12:35:40</meta:creation-date>
    <dc:date>2022-12-05T21:13:10.973713191</dc:date>
    <dc:language>es-ES</dc:language>
    <meta:editing-duration>PT9M37S</meta:editing-duration>
    <meta:generator>LibreOffice/7.4.3.2$Linux_X86_64 LibreOffice_project/8d7af0b9f05ca3f6bf3593323f061d3291e2ce28</meta:generator>
    <meta:document-statistic meta:table-count="1" meta:cell-count="1168" meta:object-count="1"/>
    <meta:user-defined meta:name="AppVersion">16.0300</meta:user-defined>
  </office:meta>
</office:document-meta>
</file>